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27bc" officeooo:paragraph-rsid="000427bc"/>
    </style:style>
    <style:style style:name="P2" style:family="paragraph" style:parent-style-name="Standard">
      <style:text-properties officeooo:rsid="0004491b" officeooo:paragraph-rsid="0004491b"/>
    </style:style>
    <style:style style:name="P3" style:family="paragraph" style:parent-style-name="Standard">
      <style:text-properties fo:font-weight="bold" officeooo:rsid="0004491b" officeooo:paragraph-rsid="0004491b" style:font-weight-asian="bold" style:font-weight-complex="bold"/>
    </style:style>
    <style:style style:name="P4" style:family="paragraph" style:parent-style-name="Standard">
      <style:text-properties fo:font-weight="normal" officeooo:rsid="0004491b" officeooo:paragraph-rsid="0004491b" style:font-weight-asian="normal" style:font-weight-complex="normal"/>
    </style:style>
    <style:style style:name="P5" style:family="paragraph" style:parent-style-name="Standard">
      <style:text-properties fo:font-style="italic" fo:font-weight="bold" officeooo:rsid="00063664" officeooo:paragraph-rsid="00063664" style:font-style-asian="italic" style:font-weight-asian="bold" style:font-style-complex="italic" style:font-weight-complex="bold"/>
    </style:style>
    <style:style style:name="P6" style:family="paragraph" style:parent-style-name="Standard">
      <style:text-properties fo:font-style="italic" fo:font-weight="normal" officeooo:rsid="0004491b" officeooo:paragraph-rsid="0004491b" style:font-style-asian="italic" style:font-weight-asian="normal" style:font-style-complex="italic" style:font-weight-complex="normal"/>
    </style:style>
    <style:style style:name="P7" style:family="paragraph" style:parent-style-name="Standard">
      <style:text-properties fo:font-style="italic" fo:font-weight="normal" officeooo:rsid="0004491b" officeooo:paragraph-rsid="000789dd" style:font-style-asian="italic" style:font-weight-asian="normal" style:font-style-complex="italic" style:font-weight-complex="normal"/>
    </style:style>
    <style:style style:name="P8" style:family="paragraph" style:parent-style-name="Standard">
      <style:text-properties fo:font-style="italic" fo:font-weight="normal" officeooo:rsid="00063664" officeooo:paragraph-rsid="00063664" style:font-style-asian="italic" style:font-weight-asian="normal" style:font-style-complex="italic" style:font-weight-complex="normal"/>
    </style:style>
    <style:style style:name="P9" style:family="paragraph" style:parent-style-name="Standard">
      <style:text-properties officeooo:rsid="00049eb5" officeooo:paragraph-rsid="00049eb5"/>
    </style:style>
    <style:style style:name="P10" style:family="paragraph" style:parent-style-name="Standard">
      <style:text-properties officeooo:rsid="00063664" officeooo:paragraph-rsid="00063664"/>
    </style:style>
    <style:style style:name="P11" style:family="paragraph" style:parent-style-name="Standard">
      <style:text-properties officeooo:rsid="0007ad24" officeooo:paragraph-rsid="0007ad24"/>
    </style:style>
    <style:style style:name="P12" style:family="paragraph" style:parent-style-name="Standard">
      <style:text-properties officeooo:rsid="000894b7" officeooo:paragraph-rsid="000894b7"/>
    </style:style>
    <style:style style:name="T1" style:family="text">
      <style:text-properties officeooo:rsid="00049eb5"/>
    </style:style>
    <style:style style:name="T2" style:family="text">
      <style:text-properties fo:font-style="italic" style:font-style-asian="italic" style:font-style-complex="italic"/>
    </style:style>
    <style:style style:name="T3" style:family="text">
      <style:text-properties officeooo:rsid="000543ad"/>
    </style:style>
    <style:style style:name="T4" style:family="text">
      <style:text-properties officeooo:rsid="000789dd"/>
    </style:style>
    <style:style style:name="T5" style:family="text">
      <style:text-properties officeooo:rsid="000894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bsite Plan:</text:p>
      <text:p text:style-name="P1"/>
      <text:p text:style-name="P1">Chat Prompt</text:p>
      <text:p text:style-name="P1"/>
      <text:p text:style-name="P1">I need you send me code for a website I am building. I need both the css and html code. First I will use a picture as the background. On top of the picture is red, shifted down slightly and below the red is white shifted down slightly, the white is where the text will go. On top of the red will be a black nav bar with Home University Work Contact as the options <text:span text:style-name="T5">horizontally</text:span>. The black nav bar will have white text as the headings which light up a brighter white when hovered over <text:span text:style-name="T5">with hover delay options</text:span>. I would also like the bar to have a 3d effect, when one option is clicked the heading of each section presses down visually like a button. Each selection of the nav bar should refresh the <text:span text:style-name="T4">text section</text:span> into a new page. <text:span text:style-name="T5">For all pictures I will provide them locally on my pc in a directory called my site in another directory called images. The css will be in a directory called style.css. Everything inside the my site folder. </text:span><text:s/></text:p>
      <text:p text:style-name="P1"/>
      <text:p text:style-name="P1">At the top right of each page should be a symbol, a picture/logo. I will also put this on the part that appears in the browsers tab. </text:p>
      <text:p text:style-name="P1"/>
      <text:p text:style-name="P11">Home Page: 1 Heading that says About Me. <text:span text:style-name="T5">Below this one picture of a tree.</text:span> Below this one paragraph. Below this a picture of a piano, next to this a picture of newtons cradle, next to this a picture of someone cutting vegetables.</text:p>
      <text:p text:style-name="P11"/>
      <text:p text:style-name="P11">University: 1 <text:span text:style-name="T5">Another nav bar </text:span>Heading that says University. Below this one paragraph. Below this a picture of a lab, this picture should have a black border. <text:span text:style-name="T5">Below this one paragraph. Below this one heading titled Coding. Below this one paragraph. Below this one heading titled Dissertation. Below this one paragraph. Below this one picture of my paper. Below this a link which opens a new tab and loads my full version of my paper. Below this one paragraph. Below this one picture of a table of my modules.</text:span></text:p>
      <text:p text:style-name="P11"/>
      <text:p text:style-name="P12">Work: One heading titled Last three years, below this one picture of a knife cutting veg, below this one paragraph. Below this one heading titled other work, below this one paragraph. <text:s/></text:p>
      <text:p text:style-name="P12"/>
      <text:p text:style-name="P12">Contact: On this page is centred contact information. My phone number, email, and linked in link. I will add font awesome symbols beside all of these.</text:p>
      <text:p text:style-name="P12"/>
      <text:p text:style-name="P12">Please leave comments in the code, however not too many.</text:p>
      <text:p text:style-name="P1"/>
      <text:p text:style-name="P1"/>
      <text:p text:style-name="P1"/>
      <text:p text:style-name="P3">Appearance</text:p>
      <text:p text:style-name="P2"><text:span text:style-name="T2">Pics:</text:span> Logo, Background (fancy black pattern), Edinburgh University Logo, Inside Lab <text:span text:style-name="T1">pic</text:span></text:p>
      <text:p text:style-name="P9">Home: Piano, newtons cradle, apple tree, <text:span text:style-name="T3">edinburgh castle</text:span></text:p>
      <text:p text:style-name="P9">University: Pic of someones hands looking at spectrometry, symbols (python, c#, sql, jupyter), novier stokes equation, snapshots of dissertation, link to dissertation, picture of knife cutting veg, picture of a pound note. <text:s/></text:p>
      <text:p text:style-name="P10">Contact: Font Awesome logos; Linked in, Gmail, Phone</text:p>
      <text:p text:style-name="P2"/>
      <text:p text:style-name="P3">Text</text:p>
      <text:p text:style-name="P7">Home: Personal Profile: <text:span text:style-name="T4">1 paragraph.</text:span></text:p>
      <text:p text:style-name="P7"/>
      <text:p text:style-name="P7">Shortened Life story: <text:span text:style-name="T4">Early Life paragraph, University, Work. </text:span></text:p>
      <text:p text:style-name="P7"><text:s/></text:p>
      <text:p text:style-name="P6"><text:soft-page-break/>University: (downward order) Lab work <text:span text:style-name="T4">(jcmb, paragraph)</text:span>, Coding <text:span text:style-name="T4">(font awesome logos, paragraph)</text:span>, Dissertation <text:span text:style-name="T4">(paragraph, snap pic, link)</text:span> Module List <text:span text:style-name="T1">(table: headings years 1-4, module names as entries, create in excel, paste into libre then snapshot (snippet) as an image)</text:span></text:p>
      <text:p text:style-name="P6">Work: Previous 3 years <text:span text:style-name="T4">(1 paragraph 1 picture)</text:span>, Others</text:p>
      <text:p text:style-name="P6">Contact: Name, email, phone <text:span text:style-name="T4">(font awesome logos)</text:span></text:p>
      <text:p text:style-name="P6"/>
      <text:p text:style-name="P5">Font Awesome:</text:p>
      <text:p text:style-name="P8">Python, C#, SQL, Jupyter,</text:p>
      <text:p text:style-name="P8">Linked In, Gmail, Phone</text:p>
      <text:p text:style-name="P8"/>
      <text:p text:style-name="P5">Dissertation:</text:p>
      <text:p text:style-name="P8">Find a way to upload the dissertation as a link which opens in a new window</text:p>
      <text:p text:style-name="P8"/>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6T15:48:53.189698161</meta:creation-date>
    <dc:date>2025-08-07T22:48:17.447448093</dc:date>
    <meta:editing-duration>PT2H17M15S</meta:editing-duration>
    <meta:editing-cycles>5</meta:editing-cycles>
    <meta:generator>LibreOffice/7.3.7.2$Linux_X86_64 LibreOffice_project/30$Build-2</meta:generator>
    <meta:document-statistic meta:table-count="0" meta:image-count="0" meta:object-count="0" meta:page-count="2" meta:paragraph-count="26" meta:word-count="566" meta:character-count="3276" meta:non-whitespace-character-count="2726"/>
  </office:meta>
</office:document-meta>
</file>